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</text:span></text:p>
      <text:p text:style-name="P1"><text:span text:style-name="T1"><text:tab/><text:tab/><text:tab/><text:tab/><text:tab/><text:tab/>Numpy</text:span></text:p>
      <text:p text:style-name="P1"><text:span text:style-name="T1"><text:tab/><text:tab/>==========================================</text:span></text:p>
      <text:p text:style-name="P1"><text:span text:style-name="T1">Introduction to Numpy:</text:span></text:p>
      <text:p text:style-name="P1"><text:span text:style-name="T1">-----------------------------------------------------------------------------------------</text:span></text:p>
      <text:p text:style-name="P1"><text:span text:style-name="T1">=&gt;Numpy stands for Numerical Python.</text:span></text:p>
      <text:p text:style-name="P1"><text:span text:style-name="T1">=&gt;Numpy is one of the pre-defined third party module / Library and numpy module is not a pre-defined module in Python Language.</text:span></text:p>
      <text:p text:style-name="P1"><text:span text:style-name="T1">=&gt;Syntax for installing any module:</text:span></text:p>
      <text:p text:style-name="P2"/>
      <text:p text:style-name="P1"><text:span text:style-name="T1"><text:tab/><text:tab/><text:tab/>pip <text:s text:c="3"/>install <text:s text:c="3"/>module-name</text:span></text:p>
      <text:p text:style-name="P1"><text:span text:style-name="T1"><text:tab/><text:tab/> <text:s text:c="3"/></text:span></text:p>
      <text:p text:style-name="P1"><text:span text:style-name="T1">=&gt;Example: Install <text:s/>numpy module</text:span></text:p>
      <text:p text:style-name="P2"/>
      <text:p text:style-name="P1"><text:span text:style-name="T1"><text:tab/><text:tab/><text:tab/>pip <text:s text:c="2"/>install <text:s text:c="2"/>numpy</text:span></text:p>
      <text:p text:style-name="P1"><text:span text:style-name="T1"><text:tab/><text:tab/></text:span></text:p>
      <text:p text:style-name="P1"><text:span text:style-name="T1">=&gt;To use numpy as part of our program, we must import numpy module.</text:span></text:p>
      <text:p text:style-name="P1"><text:span text:style-name="T1">=&gt;A Numpy module is a collection of Variables, Functions and Classes.</text:span></text:p>
      <text:p text:style-name="P1"><text:span text:style-name="T1">===============================================================</text:span></text:p>
      <text:p text:style-name="P1"><text:span text:style-name="T1">History of Numpy:</text:span></text:p>
      <text:p text:style-name="P1"><text:span text:style-name="T1">------------------------------</text:span></text:p>
      <text:p text:style-name="P1"><text:span text:style-name="T1">=&gt;Numpy was developed by studying existing module called "Numeric Library"(origin for development of numpy module)</text:span></text:p>
      <text:p text:style-name="P1"><text:span text:style-name="T1">=&gt;The Numeric Library was developed by JIM HUNGUNIAN</text:span></text:p>
      <text:p text:style-name="P1"><text:span text:style-name="T1">=&gt;The Numeric Library was not able to solve <text:s/>complex maths calculations.</text:span></text:p>
      <text:p text:style-name="P1"><text:span text:style-name="T1">=&gt;Numpy module developed by TRAVIS OLIPHANT for solving <text:s text:c="2"/>complex maths <text:s text:c="3"/></text:span></text:p>
      <text:p text:style-name="P1"><text:span text:style-name="T1"><text:s text:c="5"/>calculations and array oraganization.</text:span></text:p>
      <text:p text:style-name="P1"><text:soft-page-break/><text:span text:style-name="T1">=&gt;Numpy Module developed in the year 2005</text:span></text:p>
      <text:p text:style-name="P1"><text:span text:style-name="T1">=&gt;Numpy Module developed in C and PYTHON languages.</text:span></text:p>
      <text:p text:style-name="P1"><text:span text:style-name="T1">==============================================================</text:span></text:p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6" meta:word-count="142" meta:character-count="1259" meta:non-whitespace-character-count="1094"/>
    <meta:generator>LibreOfficeDev/6.0.5.2$Linux_X86_64 LibreOffice_project/</meta:generator>
  </office:meta>
</office:document-meta>
</file>